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fo:font-size="16pt" fo:font-weight="bold" officeooo:rsid="0015f79e" officeooo:paragraph-rsid="0015f79e" style:font-size-asian="16pt" style:font-weight-asian="bold" style:font-size-complex="16pt" style:font-weight-complex="bold"/>
    </style:style>
    <style:style style:name="P2" style:family="paragraph" style:parent-style-name="Standard">
      <style:text-properties officeooo:rsid="0015f79e" officeooo:paragraph-rsid="0015f79e"/>
    </style:style>
    <style:style style:name="P3" style:family="paragraph" style:parent-style-name="Standard">
      <style:text-properties fo:font-weight="bold" officeooo:rsid="0015f79e" officeooo:paragraph-rsid="0015f79e" style:font-weight-asian="bold" style:font-weight-complex="bold"/>
    </style:style>
    <style:style style:name="P4" style:family="paragraph" style:parent-style-name="Standard">
      <style:text-properties fo:font-size="14pt" officeooo:rsid="0015f79e" officeooo:paragraph-rsid="0015f79e" style:font-size-asian="14pt" style:font-size-complex="14pt"/>
    </style:style>
    <style:style style:name="P5" style:family="paragraph" style:parent-style-name="Standard">
      <style:text-properties fo:font-size="14pt" fo:font-weight="bold" officeooo:rsid="0015f79e" officeooo:paragraph-rsid="0015f79e" style:font-size-asian="14pt" style:font-weight-asian="bold" style:font-size-complex="14pt" style:font-weight-complex="bold"/>
    </style:style>
    <style:style style:name="P6" style:family="paragraph" style:parent-style-name="Standard">
      <style:text-properties fo:font-size="14pt" officeooo:rsid="0015f79e" officeooo:paragraph-rsid="001b2bb3" style:font-size-asian="14pt" style:font-size-complex="14pt"/>
    </style:style>
    <style:style style:name="P7" style:family="paragraph" style:parent-style-name="Standard">
      <style:text-properties fo:font-size="14pt" officeooo:rsid="001b2bb3" officeooo:paragraph-rsid="001b2bb3" style:font-size-asian="14pt" style:font-size-complex="14pt"/>
    </style:style>
    <style:style style:name="P8" style:family="paragraph" style:parent-style-name="Standard">
      <style:text-properties fo:font-size="14pt" officeooo:rsid="001c1b00" officeooo:paragraph-rsid="001c1b00" style:font-size-asian="14pt" style:font-size-complex="14pt"/>
    </style:style>
    <style:style style:name="P9" style:family="paragraph" style:parent-style-name="Standard">
      <style:text-properties fo:font-size="14pt" officeooo:rsid="001f97f3" officeooo:paragraph-rsid="001f97f3" style:font-size-asian="14pt" style:font-size-complex="14pt"/>
    </style:style>
    <style:style style:name="P10" style:family="paragraph" style:parent-style-name="Standard">
      <style:text-properties officeooo:rsid="001b2bb3" officeooo:paragraph-rsid="001b2bb3"/>
    </style:style>
    <style:style style:name="P11" style:family="paragraph" style:parent-style-name="Standard">
      <style:text-properties fo:font-size="14pt" fo:font-weight="bold" officeooo:rsid="001c1b00" officeooo:paragraph-rsid="001c1b00" style:font-size-asian="14pt" style:font-weight-asian="bold" style:font-size-complex="14pt" style:font-weight-complex="bold"/>
    </style:style>
    <style:style style:name="P12" style:family="paragraph" style:parent-style-name="Standard">
      <style:text-properties fo:font-size="14pt" officeooo:rsid="001d8857" officeooo:paragraph-rsid="001d8857" style:font-size-asian="14pt" style:font-size-complex="14pt"/>
    </style:style>
    <style:style style:name="P13" style:family="paragraph" style:parent-style-name="Standard">
      <style:text-properties fo:font-size="14pt" officeooo:rsid="0021bab0" officeooo:paragraph-rsid="0021bab0" style:font-size-asian="14pt" style:font-size-complex="14pt"/>
    </style:style>
    <style:style style:name="P14" style:family="paragraph" style:parent-style-name="Standard">
      <style:text-properties fo:font-weight="bold" officeooo:rsid="0021bab0" officeooo:paragraph-rsid="0021bab0" style:font-weight-asian="bold" style:font-weight-complex="bold"/>
    </style:style>
    <style:style style:name="P15" style:family="paragraph" style:parent-style-name="Standard">
      <style:text-properties fo:font-size="14pt" fo:font-weight="bold" officeooo:rsid="0021bab0" officeooo:paragraph-rsid="0021bab0" style:font-size-asian="14pt" style:font-weight-asian="bold" style:font-size-complex="14pt" style:font-weight-complex="bold"/>
    </style:style>
    <style:style style:name="P16" style:family="paragraph" style:parent-style-name="Standard">
      <style:text-properties fo:font-size="14pt" fo:font-weight="normal" officeooo:rsid="0021bab0" officeooo:paragraph-rsid="0021bab0" style:font-size-asian="14pt" style:font-weight-asian="normal" style:font-size-complex="14pt" style:font-weight-complex="normal"/>
    </style:style>
    <style:style style:name="P17" style:family="paragraph" style:parent-style-name="Standard">
      <style:text-properties fo:font-weight="normal" officeooo:rsid="0015f79e" officeooo:paragraph-rsid="0015f79e" style:font-weight-asian="normal" style:font-weight-complex="normal"/>
    </style:style>
    <style:style style:name="P18" style:family="paragraph" style:parent-style-name="Standard">
      <style:text-properties fo:font-size="14pt" fo:font-weight="bold" officeooo:rsid="00187d6b" officeooo:paragraph-rsid="00187d6b" style:font-size-asian="14pt" style:font-weight-asian="bold" style:font-size-complex="14pt" style:font-weight-complex="bold"/>
    </style:style>
    <style:style style:name="P19" style:family="paragraph" style:parent-style-name="Standard">
      <style:text-properties fo:font-size="14pt" fo:font-weight="normal" officeooo:rsid="002420bc" officeooo:paragraph-rsid="002420bc" style:font-size-asian="14pt" style:font-weight-asian="normal" style:font-size-complex="14pt" style:font-weight-complex="normal"/>
    </style:style>
    <style:style style:name="P20" style:family="paragraph" style:parent-style-name="Standard">
      <style:text-properties fo:font-size="14pt" fo:font-weight="normal" officeooo:rsid="0027d074" officeooo:paragraph-rsid="0027d074" style:font-size-asian="14pt" style:font-weight-asian="normal" style:font-size-complex="14pt" style:font-weight-complex="normal"/>
    </style:style>
    <style:style style:name="P21" style:family="paragraph" style:parent-style-name="Standard">
      <style:text-properties fo:font-size="14pt" fo:font-weight="normal" officeooo:rsid="002933cf" officeooo:paragraph-rsid="002933cf" style:font-size-asian="14pt" style:font-weight-asian="normal" style:font-size-complex="14pt" style:font-weight-complex="normal"/>
    </style:style>
    <style:style style:name="P22" style:family="paragraph" style:parent-style-name="Standard">
      <style:text-properties fo:font-size="14pt" fo:font-weight="normal" officeooo:rsid="00295b00" officeooo:paragraph-rsid="00295b00" style:font-size-asian="14pt" style:font-weight-asian="normal" style:font-size-complex="14pt" style:font-weight-complex="normal"/>
    </style:style>
    <style:style style:name="P23" style:family="paragraph" style:parent-style-name="Standard">
      <style:text-properties fo:font-size="14pt" fo:font-weight="bold" officeooo:rsid="00295b00" officeooo:paragraph-rsid="00295b00" style:font-size-asian="14pt" style:font-weight-asian="bold" style:font-size-complex="14pt" style:font-weight-complex="bold"/>
    </style:style>
    <style:style style:name="P24" style:family="paragraph" style:parent-style-name="Standard">
      <style:text-properties fo:font-size="14pt" fo:font-weight="normal" officeooo:rsid="002ae647" officeooo:paragraph-rsid="002ae647" style:font-size-asian="14pt" style:font-weight-asian="normal" style:font-size-complex="14pt" style:font-weight-complex="normal"/>
    </style:style>
    <style:style style:name="P25" style:family="paragraph" style:parent-style-name="Standard">
      <style:text-properties fo:font-size="14pt" fo:font-weight="normal" officeooo:rsid="002d393b" officeooo:paragraph-rsid="002d393b" style:font-size-asian="14pt" style:font-weight-asian="normal" style:font-size-complex="14pt" style:font-weight-complex="normal"/>
    </style:style>
    <style:style style:name="T1" style:family="text">
      <style:text-properties officeooo:rsid="00187d6b"/>
    </style:style>
    <style:style style:name="T2" style:family="text">
      <style:text-properties officeooo:rsid="001d8857"/>
    </style:style>
    <style:style style:name="T3" style:family="text">
      <style:text-properties officeooo:rsid="0027bbfa"/>
    </style:style>
    <style:style style:name="T4" style:family="text">
      <style:text-properties officeooo:rsid="001da9f1"/>
    </style:style>
    <style:style style:name="T5" style:family="text">
      <style:text-properties officeooo:rsid="002113f5"/>
    </style:style>
    <style:style style:name="T6" style:family="text">
      <style:text-properties officeooo:rsid="0021bab0"/>
    </style:style>
    <style:style style:name="T7" style:family="text">
      <style:text-properties fo:font-weight="bold" style:font-weight-asian="bold" style:font-weight-complex="bold"/>
    </style:style>
    <style:style style:name="T8" style:family="text">
      <style:text-properties officeooo:rsid="002420bc"/>
    </style:style>
    <style:style style:name="T9" style:family="text">
      <style:text-properties officeooo:rsid="0022d961"/>
    </style:style>
    <style:style style:name="T10" style:family="text">
      <style:text-properties officeooo:rsid="0016b40a"/>
    </style:style>
    <style:style style:name="T11" style:family="text">
      <style:text-properties officeooo:rsid="0027d074"/>
    </style:style>
    <style:style style:name="T12" style:family="text">
      <style:text-properties style:text-position="super 58%"/>
    </style:style>
    <style:style style:name="T13" style:family="text">
      <style:text-properties officeooo:rsid="002ca361"/>
    </style:style>
    <style:style style:name="T14" style:family="text">
      <style:text-properties officeooo:rsid="002ae647"/>
    </style:style>
    <style:style style:name="T15" style:family="text">
      <style:text-properties officeooo:rsid="002b58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S542 Team Project Final Report</text:p>
      <text:p text:style-name="P2"/>
      <text:p text:style-name="P3">TEAM MEMBERS:</text:p>
      <text:p text:style-name="P4">Ruff Holden</text:p>
      <text:p text:style-name="P4">Cyrus Jones</text:p>
      <text:p text:style-name="P4">John Stritzinger</text:p>
      <text:p text:style-name="P4">Ryne Brendenick</text:p>
      <text:p text:style-name="P2"/>
      <text:p text:style-name="P5">TOPIC: Cocky Investments, Inc</text:p>
      <text:p text:style-name="P2"/>
      <text:p text:style-name="P5">Executive Summary:</text:p>
      <text:p text:style-name="P2"/>
      <text:p text:style-name="P6">Our Team worked together to pick stocks in 4 Sectors, with a goal of identifying 20 high dividend stocks with stable equity values which would lead to an unknown safe performance. We couched that analysis as a hypothetical presentation to our instructor and class who would be potential investors in our investment services. <text:span text:style-name="T1">We set out with no expectations of how we would do but expected a 4% dividend yield was possible on 80-100 stocks and that should deliver a minimum of 40% incremental performance, and perhaps significantly more with compound interest.</text:span></text:p>
      <text:p text:style-name="P7"/>
      <text:p text:style-name="P7">We decided to build a process to go through the process of building out investment analysis tools in-line with our class teaching in R/R Studio and in-line with our education in this class and in the program. We had no expectations of the actual performance until we received some market data from the stocks we selected from a major platform(Fidelity Investments) trading platform.</text:p>
      <text:p text:style-name="P7"/>
      <text:p text:style-name="P7">We found that a likely return over 10 years was 40-50% although that was over a much higher number of stocks. Had we culled the list to a much smaller number of stocks, we would have had a much different and higher result, as some stocks were losing equity value.</text:p>
      <text:p text:style-name="P7"/>
      <text:p text:style-name="P8">Our Hypothesis Test was affirmative of a likely outcome marginally to significantly better <text:span text:style-name="T2">than a high dividend yield project, and stocks were excluded for obvious problems in the consistency of their delivery from a group of peer stocks in a segment.</text:span></text:p>
      <text:p text:style-name="P8"/>
      <text:p text:style-name="P9">The team felt we all learned significantly about what was possible with a group of talented co-workers in a short period of time, but realize we likely could do a significantly better job with our portfolio with a few more weeks of effort.</text:p>
      <text:p text:style-name="P10"/>
      <text:p text:style-name="P11">Output</text:p>
      <text:p text:style-name="P12">Our output was a set of R Scripts, a Shiny App, a C# Backoffice API using Csharp, and various automation processes to get marketdata from Quantmod a major plugin to the R <text:soft-page-break/>package where we were able to get time series data over 10 years. The output of R with G<text:span text:style-name="T3">G</text:span>plot was specific graphs which showed the performance of specific stocks over time inclusive of equity, and dividend analysis. <text:span text:style-name="T4">We also built out a team website, and a github repository, which we enabled for Github.IO access. </text:span><text:span text:style-name="T5">We created composite Graphs showing overlayed data of multiple stocks on the same time series plots </text:span><text:span text:style-name="T6">which we have in two epochs:</text:span></text:p>
      <text:p text:style-name="P13">1) Epoch 1 After initial stock screening for specific Performance information, we tried to select 20-50 stocks for use with our hypothetical customer Hitchcock and Company.</text:p>
      <text:p text:style-name="P13">2) Epoch2 After manual culling of stocks for various observable gaps in Earnings, or reporting from Quantmod or Fidelity for unkown reasons we could not determine in the short time we had to complete this project. Researching 100 stocks in detail for financial anomalies was possible for our team, but not in a semester where most of us had other obligations for school and work. As such we simply made guesses that missing data was due to abnormalities with company reporting which <text:span text:style-name="T7">was likely related to negative corporate events rather than errors by Fidelity or quantmod. Although we have the knowledge and skills to evaluate such performance and issues with accounting reporting, we made simple guesses as we had much more data than we needed to complete our project.</text:span></text:p>
      <text:p text:style-name="P14"/>
      <text:p text:style-name="P14"/>
      <text:p text:style-name="P15">Basic Findings:</text:p>
      <text:p text:style-name="P16">1) Epoch 1 results were negative findings which likely would have resulted in the loss of a customer without modification.</text:p>
      <text:p text:style-name="P16">2) Epoch 2 results<text:span text:style-name="T8">(with anomaly based detection)</text:span> fit our model, and returns were 40-60% over a 10 year projection.</text:p>
      <text:p text:style-name="P16">3) The team made no effort to identify high growth equity products.</text:p>
      <text:p text:style-name="P16"><text:span text:style-name="T9">4</text:span>) Regression Analysis could have been done within an additional months time to build portofolio tools which would select the best securities which met our criteria using our own tools, but this would be a Masters Level or Higher project.</text:p>
      <text:p text:style-name="P17"/>
      <text:p text:style-name="P5">Hypothesis:</text:p>
      <text:p text:style-name="P2"/>
      <text:p text:style-name="P4">The principal hypothesis was that 10 years of history of a company’s performance was the best pr<text:span text:style-name="T10">edictor of future performance of a company, although that may not be true with disruptive effects of AI with major companies leading the news in tech with mass layoffs. </text:span><text:span text:style-name="T1">Historically however this is how companies made investments in the past.</text:span></text:p>
      <text:p text:style-name="P2"/>
      <text:p text:style-name="P18">Process:</text:p>
      <text:p text:style-name="P19">1) We used Fidelity Investments stock screener to select specific stocks which had high dividends in excess of 2% yields, Market Caps &gt; 1B dollars, and stock prices under 100.00 as we were trying to plan on a 50K investment across 4 sectors and some cash.</text:p>
      <text:p text:style-name="P19"><text:soft-page-break/>2) The Team members each selected a market segment, and the Fidelity screen for the same basic characteristics resulted in 20-80 securities in each segment noting that major industrial companies usually have low equity growths but high cash returns as a general characteristic.</text:p>
      <text:p text:style-name="P19">3) Once the original screen was done Fidelity provided basic in-year data for the securities we selected for each segment, exports from Fidelity come not in .CSV form like we use in class predominantly, but in .XLS(New Form). </text:p>
      <text:p text:style-name="P19">4) The Fidelity Pass1 Extracts provide the name of the company, and basic financials based on the selection criteria however provide only in-year data. Historical data for the selected stocks is not provided with the basic tools in Fidelity. Investors have to work with their investment advisor or third party sources to take their selections into a phase2 analysis. We did not use these features of Fidelity regardless.</text:p>
      <text:p text:style-name="P19">5) <text:span text:style-name="T11">Once we downloaded these extracts, we put them onto github directories by Market Segment and enabled Github Pages capabilities of the repo so that these files were publicly accessible. This had the added benefit that our virtual partners/team members could access their own market data as we proceeded deeper into the analysis.</text:span></text:p>
      <text:p text:style-name="P20">6) The public data now on Github was now accessible to R analysis via plugins such as wget, and download which allow third party files to be imported into R.</text:p>
      <text:p text:style-name="P20">7) We used a plugin from our author Wickham which allowed for the import of XLS files into Dataframes. It also allowed us to write out intermediate results from our 13 step process we built in R which resulted in the production of Segment based output which was in fact impressive in the end.</text:p>
      <text:p text:style-name="P20">8) Once we had data in dataframes we used SQLDF, and plugins for SQLite Databases to allow us to store data in different forms.</text:p>
      <text:p text:style-name="P20">9) The process we used in R was to first get the tickers and base data from Fidelity, and enhance the data with Quantmod data. We wanted to get 10 years of history for stock dividends, and prices, but we actually got back initially a massive amount of data which included prices per day. 365 days x 10 years results in 3650 columns which is way too many even to use on the R console.</text:p>
      <text:p text:style-name="P20">10) We asked Copilot to help us build a function which just returned the 10 years of dividends, and 10 years of equity prices based on the 31<text:span text:style-name="T12">st</text:span> of the month. This would have taken several days manually likely, and perhaps a week as that task alone is much bigger than any of our homework assignments in class. Copilot returned an answer simply because the format of Quantmod data is accessible to the ChatGPT/Microsoft LLM.</text:p>
      <text:p text:style-name="P21">11) The base function returned the data we needed and then we manually added a large mutate block which caculated average dividends in R, equity changes from Y1, to Y10.</text:p>
      <text:p text:style-name="P21">12) The original result was noisy with a likely negative hypothesis as many of the high dividend yield stocks in the cross-sections of segment had massive equity variances. This represented to us massive technology shifts which are disrupted US Business performances in the 6 sectors we reviewed as Automotives, and Heavy Financials were in the same bucket in Fidelity, and had sub-sector allocations, and REITS, added a third variable not initially projected.</text:p>
      <text:p text:style-name="P21"><text:soft-page-break/>13) EPOCH1 data although we didn’t calculate it formally before our presentation resulted in a negative return or less than average dividends due to the equity mods.</text:p>
      <text:p text:style-name="P21">14) EPOCH2 data with John’s Excel based analysis from the intermediate files resulted in the culling/reduction of the initial stocks we ran through our R production process.</text:p>
      <text:p text:style-name="P21">15) We ran the final production off our R Scripts twice. Once for Epoch1, and a second time for Epoch2. In each Production Run we placed the entire output including all intermediate files in a seperate directory on Github.</text:p>
      <text:p text:style-name="P21">16) Our final presentation was initially with Epoch 1 data, and after pasting it into the deck, we realized that it would not result in a good presentation to our class.</text:p>
      <text:p text:style-name="P21">17) We built another version of the deck with Epoch2 data and graphics, keeping only the Facet Grids which showed Equity and Dividend results by sector.</text:p>
      <text:p text:style-name="P21">18) While most of the team was working on production data, Cyrus and Holden worked on a Shiny App which we put on ShinyApps.com as a hosted product.</text:p>
      <text:p text:style-name="P22">19) They built a beautiful tool which effectively re-ran various graphs in real-time against the Static Excel subsheets that we produced mid-stream a week or so earlier.</text:p>
      <text:p text:style-name="P22">20) In other words we built as many as 4 sets of reports (2 in R), and (2 in the Shiny App which were variants of the same thing.</text:p>
      <text:p text:style-name="P22"/>
      <text:p text:style-name="P22">SEE EXAMPLES HERE….</text:p>
      <text:p text:style-name="P22">21) The Team built videos of the process and put those into Github.</text:p>
      <text:p text:style-name="P22">22) Once the initial data was produced, John, and Ryne worked on a final portfolio analysis of the smashed up SpreadSheets which showed all the sector stocks selected in wide format, and also in summary form with just the mutated calculated data.</text:p>
      <text:p text:style-name="P22">23) The Base R Scripts were about 1000 lines of code, and the Base Shiny App code was about the same. A Significant output we think.</text:p>
      <text:p text:style-name="P22">24) The team feels like we could easily scale our design to Enterprise Levels, and create other report types from D3, and other tools from the C# back-office that John built but we did not showcase in our presentation to our virtual customers.</text:p>
      <text:p text:style-name="P22"/>
      <text:p text:style-name="P23">EXHIBITS: <text:span text:style-name="T13">(To Be Attached in Addenda)</text:span></text:p>
      <text:p text:style-name="P22">a) Team R Scripts</text:p>
      <text:p text:style-name="P22">b) Team Shiny App Scripts.</text:p>
      <text:p text:style-name="P22">c) Videos of the Tools</text:p>
      <text:p text:style-name="P22">d) A Large Github Repo with intermediate production data.</text:p>
      <text:p text:style-name="P22">e) Screen Shots by Sector of the Screening process from Fidelity.</text:p>
      <text:p text:style-name="P22">f) The Fidelity outputs themselves as .XLS files which are in the repos used to create the wide series Time formats.</text:p>
      <text:p text:style-name="P22">g) PDF Outputs of Epoch1, Epoch2 Reports.</text:p>
      <text:p text:style-name="P22">h) <text:span text:style-name="T14">Reports generated by the Shiny app (???)</text:span></text:p>
      <text:p text:style-name="P24">I) Manual Analysis Done by Ryne and John in Excel Format which included another graphic.</text:p>
      <text:p text:style-name="P25">j) Cyrus Repo</text:p>
      <text:p text:style-name="P25"><text:soft-page-break/>k) Meeting Minutes</text:p>
      <text:p text:style-name="P25">l) Initial Proposal from Holden.</text:p>
      <text:p text:style-name="P25">m) Final Presentation to the Group.</text:p>
      <text:p text:style-name="P25">n) OUTSTANDING → Epoch1 to Epoch2 Performance changes….</text:p>
      <text:p text:style-name="P22"/>
      <text:p text:style-name="P23">REQUEST</text:p>
      <text:p text:style-name="P22">We believe giving the instructor and his TA access to the team repository would be a good idea rather than <text:span text:style-name="T15">emailing or submitting large zip files to Blackboa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5T07:15:06.471008000</meta:creation-date>
    <dc:date>2026-04-25T08:23:03.066694000</dc:date>
    <meta:editing-duration>PT1H7M47S</meta:editing-duration>
    <meta:editing-cycles>22</meta:editing-cycles>
    <meta:generator>LibreOffice/26.2.2.2$MacOSX_X86_64 LibreOffice_project/1f77d10d6938fd34972958f64b2bcfa54f8b1ba5</meta:generator>
    <meta:document-statistic meta:table-count="0" meta:image-count="0" meta:object-count="0" meta:page-count="5" meta:paragraph-count="67" meta:word-count="1839" meta:character-count="10700" meta:non-whitespace-character-count="8927"/>
  </office:meta>
</office:document-meta>
</file>